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font-weight="normal" officeooo:rsid="002dca28" officeooo:paragraph-rsid="002dca28" style:font-weight-asian="normal" style:font-weight-complex="normal"/>
    </style:style>
    <style:style style:name="P3" style:family="paragraph" style:parent-style-name="Standard">
      <style:text-properties fo:font-weight="normal" officeooo:rsid="00307679" officeooo:paragraph-rsid="00307679" style:font-weight-asian="normal" style:font-weight-complex="normal"/>
    </style:style>
    <style:style style:name="P4" style:family="paragraph" style:parent-style-name="Standard">
      <style:text-properties fo:font-size="14pt" fo:language="en" fo:country="GB" style:text-underline-style="solid" style:text-underline-width="auto" style:text-underline-color="font-color" fo:font-weight="bold" officeooo:rsid="00310df1" officeooo:paragraph-rsid="00310df1" style:font-size-asian="14pt" style:font-weight-asian="bold" style:font-size-complex="14pt" style:font-weight-complex="bold"/>
    </style:style>
    <style:style style:name="P5" style:family="paragraph" style:parent-style-name="Standard">
      <style:text-properties fo:font-size="14pt" fo:language="en" fo:country="GB" style:text-underline-style="solid" style:text-underline-width="auto" style:text-underline-color="font-color" fo:font-weight="bold" officeooo:rsid="00345e6d" officeooo:paragraph-rsid="00345e6d" style:font-size-asian="12.25pt" style:font-weight-asian="bold" style:font-size-complex="14pt" style:font-weight-complex="bold"/>
    </style:style>
    <style:style style:name="P6" style:family="paragraph" style:parent-style-name="Standard">
      <style:text-properties fo:font-size="12pt" style:text-underline-style="none" fo:font-weight="normal" officeooo:rsid="002cbcfc" officeooo:paragraph-rsid="002cbcfc" style:font-size-asian="10.5pt" style:font-weight-asian="normal" style:font-size-complex="12pt" style:font-weight-complex="normal"/>
    </style:style>
    <style:style style:name="P7" style:family="paragraph" style:parent-style-name="Standard">
      <style:text-properties fo:font-size="12pt" fo:language="en" fo:country="GB" style:text-underline-style="none" fo:font-weight="normal" officeooo:rsid="00310df1" officeooo:paragraph-rsid="00310df1" style:font-size-asian="10.5pt" style:font-weight-asian="normal" style:font-size-complex="12pt" style:font-weight-complex="normal"/>
    </style:style>
    <style:style style:name="P8" style:family="paragraph" style:parent-style-name="Standard">
      <style:text-properties fo:font-size="12pt" fo:language="en" fo:country="GB" style:text-underline-style="none" fo:font-weight="normal" officeooo:rsid="003213ac" officeooo:paragraph-rsid="003213ac" style:font-size-asian="10.5pt" style:font-weight-asian="normal" style:font-size-complex="12pt" style:font-weight-complex="normal"/>
    </style:style>
    <style:style style:name="P9" style:family="paragraph" style:parent-style-name="Standard">
      <style:text-properties fo:font-size="12pt" fo:language="en" fo:country="GB" style:text-underline-style="none" fo:font-weight="bold" officeooo:rsid="00310df1" officeooo:paragraph-rsid="00310df1" style:font-size-asian="10.5pt" style:font-weight-asian="bold" style:font-size-complex="12pt" style:font-weight-complex="bold"/>
    </style:style>
    <style:style style:name="P10" style:family="paragraph" style:parent-style-name="Standard">
      <style:text-properties fo:font-size="12pt" fo:language="en" fo:country="GB" style:text-underline-style="none" fo:font-weight="bold" officeooo:rsid="003213ac" officeooo:paragraph-rsid="003213ac" style:font-size-asian="10.5pt" style:font-weight-asian="bold" style:font-size-complex="12pt" style:font-weight-complex="bold"/>
    </style:style>
    <style:style style:name="P11" style:family="paragraph" style:parent-style-name="Standard">
      <style:text-properties officeooo:paragraph-rsid="002dca28"/>
    </style:style>
    <style:style style:name="P12" style:family="paragraph" style:parent-style-name="Standard">
      <style:text-properties officeooo:paragraph-rsid="00307679"/>
    </style:style>
    <style:style style:name="P13" style:family="paragraph" style:parent-style-name="Standard">
      <style:text-properties fo:language="en" fo:country="GB" officeooo:rsid="002bbd15" officeooo:paragraph-rsid="002bbd15"/>
    </style:style>
    <style:style style:name="P14" style:family="paragraph" style:parent-style-name="Standard">
      <style:text-properties fo:font-size="14pt" fo:language="en" fo:country="GB" style:text-underline-style="solid" style:text-underline-width="auto" style:text-underline-color="font-color" fo:font-weight="bold" officeooo:rsid="002bbd15" officeooo:paragraph-rsid="002bbd15" style:font-size-asian="12.25pt" style:font-weight-asian="bold" style:font-size-complex="14pt" style:font-weight-complex="bold"/>
    </style:style>
    <style:style style:name="P15" style:family="paragraph" style:parent-style-name="Standard">
      <style:text-properties fo:font-size="14pt" fo:language="en" fo:country="GB" style:text-underline-style="solid" style:text-underline-width="auto" style:text-underline-color="font-color" fo:font-weight="bold" officeooo:rsid="002cbcfc" officeooo:paragraph-rsid="002cbcfc" style:font-size-asian="12.25pt" style:font-weight-asian="bold" style:font-size-complex="14pt" style:font-weight-complex="bold"/>
    </style:style>
    <style:style style:name="P16" style:family="paragraph" style:parent-style-name="Standard">
      <style:text-properties fo:font-size="12pt" fo:language="en" fo:country="GB" style:text-underline-style="none" fo:font-weight="normal" officeooo:rsid="002cbcfc" officeooo:paragraph-rsid="002bbd15" style:font-size-asian="10.5pt" style:font-weight-asian="normal" style:font-size-complex="12pt" style:font-weight-complex="normal"/>
    </style:style>
    <style:style style:name="P17" style:family="paragraph" style:parent-style-name="Standard" style:list-style-name="L1">
      <style:text-properties fo:font-size="12pt" fo:language="en" fo:country="GB" style:text-underline-style="none" fo:font-weight="normal" officeooo:rsid="002cbcfc" officeooo:paragraph-rsid="002cbcfc" style:font-size-asian="10.5pt" style:font-weight-asian="normal" style:font-size-complex="12pt" style:font-weight-complex="normal"/>
    </style:style>
    <style:style style:name="P18" style:family="paragraph" style:parent-style-name="Standard" style:list-style-name="L2">
      <style:text-properties fo:font-size="12pt" fo:language="en" fo:country="GB" style:text-underline-style="none" fo:font-weight="normal" officeooo:rsid="002dca28" officeooo:paragraph-rsid="002dca28" style:font-size-asian="10.5pt" style:font-weight-asian="normal" style:font-size-complex="12pt" style:font-weight-complex="normal"/>
    </style:style>
    <style:style style:name="P19" style:family="paragraph" style:parent-style-name="Standard">
      <style:text-properties fo:font-size="12pt" fo:language="en" fo:country="GB" style:text-underline-style="none" fo:font-weight="normal" officeooo:rsid="002dca28" officeooo:paragraph-rsid="002dca28" style:font-size-asian="10.5pt" style:font-weight-asian="normal" style:font-size-complex="12pt" style:font-weight-complex="normal"/>
    </style:style>
    <style:style style:name="P20" style:family="paragraph" style:parent-style-name="Standard" style:list-style-name="L3">
      <style:text-properties fo:font-size="12pt" fo:language="en" fo:country="GB" style:text-underline-style="none" fo:font-weight="normal" officeooo:rsid="002dca28" officeooo:paragraph-rsid="002dca28" style:font-size-asian="10.5pt" style:font-weight-asian="normal" style:font-size-complex="12pt" style:font-weight-complex="normal"/>
    </style:style>
    <style:style style:name="P21" style:family="paragraph" style:parent-style-name="Standard" style:list-style-name="L4">
      <style:text-properties fo:font-size="12pt" fo:language="en" fo:country="GB" style:text-underline-style="none" fo:font-weight="normal" officeooo:rsid="00307679" officeooo:paragraph-rsid="00307679" style:font-size-asian="10.5pt" style:font-weight-asian="normal" style:font-size-complex="12pt" style:font-weight-complex="normal"/>
    </style:style>
    <style:style style:name="P22" style:family="paragraph" style:parent-style-name="Standard">
      <style:text-properties fo:font-size="12pt" fo:language="en" fo:country="GB" style:text-underline-style="none" fo:font-weight="normal" officeooo:rsid="00307679" officeooo:paragraph-rsid="00307679" style:font-size-asian="10.5pt" style:font-weight-asian="normal" style:font-size-complex="12pt" style:font-weight-complex="normal"/>
    </style:style>
    <style:style style:name="P23" style:family="paragraph" style:parent-style-name="Standard" style:list-style-name="L5">
      <style:text-properties fo:font-size="12pt" fo:language="en" fo:country="GB" style:text-underline-style="none" fo:font-weight="normal" officeooo:rsid="00310df1" officeooo:paragraph-rsid="00310df1" style:font-size-asian="10.5pt" style:font-weight-asian="normal" style:font-size-complex="12pt" style:font-weight-complex="normal"/>
    </style:style>
    <style:style style:name="P24" style:family="paragraph" style:parent-style-name="Standard">
      <style:text-properties fo:font-size="12pt" fo:language="en" fo:country="GB" style:text-underline-style="none" fo:font-weight="normal" officeooo:rsid="00310df1" officeooo:paragraph-rsid="00310df1" style:font-size-asian="10.5pt" style:font-weight-asian="normal" style:font-size-complex="12pt" style:font-weight-complex="normal"/>
    </style:style>
    <style:style style:name="P25" style:family="paragraph" style:parent-style-name="Standard" style:list-style-name="L6">
      <style:text-properties fo:font-size="12pt" fo:language="en" fo:country="GB" style:text-underline-style="none" fo:font-weight="normal" officeooo:rsid="00310df1" officeooo:paragraph-rsid="00310df1" style:font-size-asian="10.5pt" style:font-weight-asian="normal" style:font-size-complex="12pt" style:font-weight-complex="normal"/>
    </style:style>
    <style:style style:name="P26" style:family="paragraph" style:parent-style-name="Standard" style:list-style-name="L7">
      <style:text-properties fo:font-size="12pt" fo:language="en" fo:country="GB" style:text-underline-style="none" fo:font-weight="normal" officeooo:rsid="003213ac" officeooo:paragraph-rsid="003213ac" style:font-size-asian="10.5pt" style:font-weight-asian="normal" style:font-size-complex="12pt" style:font-weight-complex="normal"/>
    </style:style>
    <style:style style:name="P27" style:family="paragraph" style:parent-style-name="Standard" style:list-style-name="L7">
      <style:text-properties fo:font-size="12pt" fo:language="en" fo:country="GB" style:text-underline-style="none" fo:font-weight="normal" officeooo:rsid="0033204c" officeooo:paragraph-rsid="0033204c" style:font-size-asian="10.5pt" style:font-weight-asian="normal" style:font-size-complex="12pt" style:font-weight-complex="normal"/>
    </style:style>
    <style:style style:name="P28" style:family="paragraph" style:parent-style-name="Standard">
      <style:text-properties fo:font-size="12pt" fo:language="en" fo:country="GB" style:text-underline-style="none" fo:font-weight="normal" officeooo:rsid="00345e6d" officeooo:paragraph-rsid="00345e6d" style:font-size-asian="10.5pt" style:font-weight-asian="normal" style:font-size-complex="12pt" style:font-weight-complex="normal"/>
    </style:style>
    <style:style style:name="P29" style:family="paragraph" style:parent-style-name="Standard" style:list-style-name="L8">
      <style:text-properties fo:font-size="12pt" fo:language="en" fo:country="GB" style:text-underline-style="none" fo:font-weight="normal" officeooo:rsid="00345e6d" officeooo:paragraph-rsid="00345e6d" style:font-size-asian="10.5pt" style:font-weight-asian="normal" style:font-size-complex="12pt" style:font-weight-complex="normal"/>
    </style:style>
    <style:style style:name="P30" style:family="paragraph" style:parent-style-name="Standard">
      <style:text-properties fo:font-size="12pt" fo:language="en" fo:country="GB" style:text-underline-style="none" fo:font-weight="bold" officeooo:rsid="002cbcfc" officeooo:paragraph-rsid="002cbcfc" style:font-size-asian="10.5pt" style:font-weight-asian="bold" style:font-size-complex="12pt" style:font-weight-complex="bold"/>
    </style:style>
    <style:style style:name="P31" style:family="paragraph" style:parent-style-name="Standard">
      <style:text-properties fo:font-size="12pt" fo:language="en" fo:country="GB" style:text-underline-style="none" fo:font-weight="bold" officeooo:rsid="00307679" officeooo:paragraph-rsid="00307679" style:font-size-asian="10.5pt" style:font-weight-asian="bold" style:font-size-complex="12pt" style:font-weight-complex="bold"/>
    </style:style>
    <style:style style:name="P32" style:family="paragraph" style:parent-style-name="Standard" style:list-style-name="L2">
      <style:text-properties fo:font-size="12pt" style:text-underline-style="none" fo:font-weight="normal" officeooo:rsid="002cbcfc" officeooo:paragraph-rsid="002cbcfc" style:font-size-asian="10.5pt" style:font-weight-asian="normal" style:font-size-complex="12pt" style:font-weight-complex="normal"/>
    </style:style>
    <style:style style:name="P33" style:family="paragraph" style:parent-style-name="Standard" style:list-style-name="L1">
      <style:text-properties officeooo:paragraph-rsid="002cbcfc"/>
    </style:style>
    <style:style style:name="P34" style:family="paragraph" style:parent-style-name="Standard" style:list-style-name="L7">
      <style:text-properties officeooo:rsid="003213ac" officeooo:paragraph-rsid="003213ac"/>
    </style:style>
    <style:style style:name="P35" style:family="paragraph" style:parent-style-name="Standard" style:list-style-name="L7">
      <style:text-properties officeooo:rsid="0033204c" officeooo:paragraph-rsid="0033204c"/>
    </style:style>
    <style:style style:name="P36" style:family="paragraph" style:parent-style-name="Standard">
      <style:text-properties officeooo:paragraph-rsid="002bbd15"/>
    </style:style>
    <style:style style:name="P37" style:family="paragraph" style:parent-style-name="Standard">
      <style:text-properties officeooo:rsid="00382acf" officeooo:paragraph-rsid="00382acf"/>
    </style:style>
    <style:style style:name="T1" style:family="text">
      <style:text-properties fo:language="en" fo:country="GB"/>
    </style:style>
    <style:style style:name="T2" style:family="text">
      <style:text-properties fo:language="en" fo:country="GB" officeooo:rsid="002dca28"/>
    </style:style>
    <style:style style:name="T3" style:family="text">
      <style:text-properties fo:language="en" fo:country="GB" officeooo:rsid="0036c254"/>
    </style:style>
    <style:style style:name="T4" style:family="text">
      <style:text-properties fo:font-size="12pt" fo:language="en" fo:country="GB" style:text-underline-style="none" fo:font-weight="normal" style:font-size-asian="10.5pt" style:font-weight-asian="normal" style:font-size-complex="12pt" style:font-weight-complex="normal"/>
    </style:style>
    <style:style style:name="T5" style:family="text">
      <style:text-properties fo:font-size="12pt" fo:language="en" fo:country="GB" style:text-underline-style="none" fo:font-weight="normal" officeooo:rsid="002bbd15" style:font-size-asian="10.5pt" style:font-weight-asian="normal" style:font-size-complex="12pt" style:font-weight-complex="normal"/>
    </style:style>
    <style:style style:name="T6" style:family="text">
      <style:text-properties fo:font-size="12pt" fo:language="en" fo:country="GB" style:text-underline-style="none" fo:font-weight="normal" officeooo:rsid="002cbcfc" style:font-size-asian="10.5pt" style:font-weight-asian="normal" style:font-size-complex="12pt" style:font-weight-complex="normal"/>
    </style:style>
    <style:style style:name="T7" style:family="text">
      <style:text-properties fo:font-size="12pt" fo:language="en" fo:country="GB" style:text-underline-style="none" fo:font-weight="normal" officeooo:rsid="002dca28" style:font-size-asian="10.5pt" style:font-weight-asian="normal" style:font-size-complex="12pt" style:font-weight-complex="normal"/>
    </style:style>
    <style:style style:name="T8" style:family="text">
      <style:text-properties fo:font-size="12pt" fo:language="en" fo:country="GB" style:text-underline-style="none" fo:font-weight="normal" officeooo:rsid="00307679" style:font-size-asian="10.5pt" style:font-weight-asian="normal" style:font-size-complex="12pt" style:font-weight-complex="normal"/>
    </style:style>
    <style:style style:name="T9" style:family="text">
      <style:text-properties fo:font-size="12pt" fo:language="en" fo:country="GB" style:text-underline-style="none" fo:font-weight="normal" officeooo:rsid="00310df1" style:font-size-asian="10.5pt" style:font-weight-asian="normal" style:font-size-complex="12pt" style:font-weight-complex="normal"/>
    </style:style>
    <style:style style:name="T10" style:family="text">
      <style:text-properties fo:font-size="12pt" fo:language="en" fo:country="GB" style:text-underline-style="none" fo:font-weight="normal" officeooo:rsid="0033204c" style:font-size-asian="10.5pt" style:font-weight-asian="normal" style:font-size-complex="12pt" style:font-weight-complex="normal"/>
    </style:style>
    <style:style style:name="T11" style:family="text">
      <style:text-properties fo:font-size="12pt" fo:language="en" fo:country="GB" style:text-underline-style="none" fo:font-weight="normal" officeooo:rsid="00345e6d" style:font-size-asian="10.5pt" style:font-weight-asian="normal" style:font-size-complex="12pt" style:font-weight-complex="normal"/>
    </style:style>
    <style:style style:name="T12" style:family="text">
      <style:text-properties fo:font-size="12pt" fo:language="en" fo:country="GB" style:text-underline-style="none" fo:font-weight="normal" officeooo:rsid="0034754b" style:font-size-asian="10.5pt" style:font-weight-asian="normal" style:font-size-complex="12pt" style:font-weight-complex="normal"/>
    </style:style>
    <style:style style:name="T13" style:family="text">
      <style:text-properties fo:font-size="12pt" fo:language="en" fo:country="GB" style:text-underline-style="none" fo:font-weight="normal" officeooo:rsid="0036c254" style:font-size-asian="10.5pt" style:font-weight-asian="normal" style:font-size-complex="12pt" style:font-weight-complex="normal"/>
    </style:style>
    <style:style style:name="T14" style:family="text">
      <style:text-properties fo:font-size="12pt" fo:language="en" fo:country="GB" style:text-underline-style="none" style:font-size-asian="10.5pt" style:font-size-complex="12pt"/>
    </style:style>
    <style:style style:name="T15" style:family="text">
      <style:text-properties fo:font-size="12pt" fo:language="en" fo:country="GB" style:text-underline-style="none" officeooo:rsid="002cbcfc" style:font-size-asian="10.5pt" style:font-size-complex="12pt"/>
    </style:style>
    <style:style style:name="T16" style:family="text">
      <style:text-properties fo:font-size="12pt" fo:language="en" fo:country="GB" style:text-underline-style="none" fo:font-weight="bold" officeooo:rsid="002dca28" style:font-size-asian="10.5pt" style:font-weight-asian="bold" style:font-size-complex="12pt" style:font-weight-complex="bold"/>
    </style:style>
    <style:style style:name="T17" style:family="text">
      <style:text-properties fo:font-size="12pt" fo:language="en" fo:country="GB" style:text-underline-style="none" fo:font-weight="bold" officeooo:rsid="002cbcfc" style:font-size-asian="10.5pt" style:font-weight-asian="bold" style:font-size-complex="12pt" style:font-weight-complex="bold"/>
    </style:style>
    <style:style style:name="T18" style:family="text">
      <style:text-properties fo:font-size="12pt" fo:language="en" fo:country="GB" style:text-underline-style="none" fo:font-weight="bold" officeooo:rsid="00307679" style:font-size-asian="10.5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isclaimer: The map generator in its current state aims to test algorithms and the general functionality, as such it does not aim to create visually pleasing maps, but rather functional tile-based ones. Furthermore as it was developed as part of my thesis the UI was programmed quickly to leave more time for functionality, so it will not be particularly comfortable to use.</text:p>
      <text:p text:style-name="P13"/>
      <text:p text:style-name="P14">Controls</text:p>
      <text:p text:style-name="P36"><text:span text:style-name="T5">The program shows the generated map in the left part of the screen and utilizes a control panel on the right border. Holding </text:span><text:span text:style-name="T13">right-click</text:span><text:span text:style-name="T5"> anywhere on the map </text:span><text:span text:style-name="T13">continuously</text:span><text:span text:style-name="T5"> pans the camera towards the cursor, middle </text:span><text:span text:style-name="T13">mouse-click</text:span><text:span text:style-name="T5"> </text:span><text:span text:style-name="T13">centres</text:span><text:span text:style-name="T5"> the camera on the </text:span><text:span text:style-name="T13">centre</text:span><text:span text:style-name="T5"> of the map and scrolling the </text:span><text:span text:style-name="T13">mouse wheel</text:span><text:span text:style-name="T5"> zooms in-/out of the map. </text:span><text:span text:style-name="T6">The control panel is used to configure all map generation settings.</text:span></text:p>
      <text:p text:style-name="P37"><text:span text:style-name="T6">U</text:span><text:span text:style-name="T4">se the “Generate” Button to manually generate the map, “Export” to Export the map and “X” in the top right to close the program.</text:span></text:p>
      <text:p text:style-name="P16"/>
      <text:p text:style-name="P15">Settings</text:p>
      <text:p text:style-name="P6"><text:span text:style-name="T1">The control panel utilizes a </text:span><text:span text:style-name="T3">drop-down</text:span><text:span text:style-name="T1"> menu to swap between 4 different setting categories:</text:span></text:p>
      <text:list xml:id="list1166904325" text:style-name="L1">
        <text:list-item>
          <text:p text:style-name="P33"><text:span text:style-name="T6">General: The general tab allows configuration of the used algorithm and map size, as well as offering options to show height values on the tiles or </text:span><text:span text:style-name="T13">continuously</text:span><text:span text:style-name="T6"> update the map when settings are changed.</text:span></text:p>
        </text:list-item>
        <text:list-item>
          <text:p text:style-name="P17">Terrain: The Terrain tab is used to import terrain textures and apply them to a certain range of height values to draw the map.</text:p>
        </text:list-item>
        <text:list-item>
          <text:p text:style-name="P17">Objects: The object tab is used to import object textures and configure a “spawner” to randomly place objects in a given area.</text:p>
        </text:list-item>
        <text:list-item>
          <text:p text:style-name="P17">Paths: This tab is used to draw a path of terrain textures between any number of waypoints. Terrain placed in this way replaces the ground texture that gets drawn based on the height value.</text:p>
        </text:list-item>
      </text:list>
      <text:p text:style-name="P30">General settings</text:p>
      <text:list xml:id="list2006382225" text:style-name="L2">
        <text:list-item>
          <text:p text:style-name="P32"><text:span text:style-name="T1">Algorithm: Selects the algorithm, which is used for map generation. Based on the selection a number of additional settings </text:span><text:span text:style-name="T2">to configure the selected algorithm will become available. These options will be elaborated further below. </text:span></text:p>
          <text:list>
            <text:list-item>
              <text:p text:style-name="P18">Perlin Noise: Recommended for generating outdoor maps with good customization options</text:p>
            </text:list-item>
            <text:list-item>
              <text:p text:style-name="P18">Spatial Subdivision: Highly random outdoor maps, low configuration. Faster for very big maps (&gt;256x256)</text:p>
            </text:list-item>
            <text:list-item>
              <text:p text:style-name="P18">Binary Space Partitioning: Indoor maps for dungeon systems. Doesn’t generate furniture as of now, can be used for caves when DLA-Subsetting is enabled.</text:p>
            </text:list-item>
          </text:list>
        </text:list-item>
        <text:list-item>
          <text:p text:style-name="P18">Output: Battlemap to draw Terrain, Heightmap to just check the grey values visualizing the generated height (Black (0) → White (1))</text:p>
        </text:list-item>
        <text:list-item>
          <text:p text:style-name="P18">Height Shadow: Enables shading of terrain tiles in grey shades similar to “heightmap” output type. Does not get exported as of now.</text:p>
        </text:list-item>
        <text:list-item>
          <text:p text:style-name="P18">Auto-Update: Automatically updates the map on setting changes. This is highly recommended to get a feeling for what the different settings do.</text:p>
        </text:list-item>
        <text:list-item>
          <text:p text:style-name="P18">Seed: Allows configuration of a certain seed or reroll the map quickly by using the “rnd” button.</text:p>
        </text:list-item>
        <text:list-item>
          <text:p text:style-name="P18">Size: Left width, right height.</text:p>
        </text:list-item>
      </text:list>
      <text:p text:style-name="P19"/>
      <text:p text:style-name="P11"><text:span text:style-name="T16">Terrain</text:span><text:span text:style-name="T17"> settings</text:span></text:p>
      <text:p text:style-name="P2"><text:span text:style-name="T15">C</text:span><text:span text:style-name="T14">licking “Add” opens a file explorer which can be used to import any number of textures into the program. All of them will be resized to a 100x100 pixel grid and be assigned to texture panel which allows setting the height value at which the texture should be used.</text:span></text:p>
      <text:list xml:id="list3570322197" text:style-name="L3">
        <text:list-item>
          <text:p text:style-name="P20">Active-Toggle: Sets whether or not the texture should be drawn.</text:p>
        </text:list-item>
        <text:list-item>
          <text:p text:style-name="P20">Remove: Removes the texture from the program.</text:p>
        </text:list-item>
        <text:list-item>
          <text:p text:style-name="P20"><text:soft-page-break/>MinHeight: Sets a value between 0 and 1. Any tile with a height value between this and the terrain texture with the next higher height value will use this texture.</text:p>
        </text:list-item>
      </text:list>
      <text:p text:style-name="P11"><text:span text:style-name="T7">As an example: Water with MinHeight 0, gras</text:span><text:span text:style-name="T12">s</text:span><text:span text:style-name="T7"> MinHeight 0.5, rock MinHeight 1 would draw Water between height 0 and 0.5, </text:span><text:span text:style-name="T12">grass</text:span><text:span text:style-name="T7"> between 0.5 and 1 and Rock on every tile with height 1.</text:span></text:p>
      <text:p text:style-name="P19"/>
      <text:p text:style-name="P12"><text:span text:style-name="T18">Object</text:span><text:span text:style-name="T17"> settings</text:span></text:p>
      <text:p text:style-name="P3"><text:span text:style-name="T15">S</text:span><text:span text:style-name="T14">imilarly to the terrain menu a click on “Add” opens the filebrowser to import any number of textures, each of which will get added to its own panel. When a texture is imported the program determines it’s tile size based on the width/height ratio and resizes the texture to fit the 100x100 grid fields. The panel allows configuration of a spawner for every object:</text:span></text:p>
      <text:list xml:id="list304337696" text:style-name="L4">
        <text:list-item>
          <text:p text:style-name="P21">Place: Set active to place/move the spawner on the map via left click. Will disable movement of previously activated spawners.</text:p>
        </text:list-item>
        <text:list-item>
          <text:p text:style-name="P21">Size: Scales the size of the object in grid-fields based on its size ratio. It’s recommended to avoid decimal values.</text:p>
        </text:list-item>
        <text:list-item>
          <text:p text:style-name="P21">Spawn Area: Allows configuration of the rectangle size of the spawner. Left width, right height.</text:p>
        </text:list-item>
        <text:list-item>
          <text:p text:style-name="P21">Spawn Amount: Number of objects to place in the area. Avoids overlapping on multiple objects, does not guarantee creation of all objects.</text:p>
        </text:list-item>
        <text:list-item>
          <text:p text:style-name="P21">Seed: Seed for the spawner, allows rerolling placement rng.</text:p>
        </text:list-item>
        <text:list-item>
          <text:p text:style-name="P21">Target Ground: Only spawns objects on the selected terrain type.</text:p>
        </text:list-item>
      </text:list>
      <text:p text:style-name="P22"/>
      <text:p text:style-name="P31">Paths settings</text:p>
      <text:p text:style-name="P12"><text:span text:style-name="T8"><text:s/></text:span><text:span text:style-name="T9">Allows drawing of a “Texture” Path between waypoints. The main intended functionality of this is to allow drawing streets or rivers. Clicking “Add” adds a texture panel, which can be used to configure the path:</text:span></text:p>
      <text:list xml:id="list921131541" text:style-name="L5">
        <text:list-item>
          <text:p text:style-name="P23">Add Texture: Adds the file browser to set a texture, which will get resized to 100x100. Replaces the ground texture at any given path field, therefore it should not have transparent spots.</text:p>
        </text:list-item>
        <text:list-item>
          <text:p text:style-name="P23">Remove: Deletes the path</text:p>
        </text:list-item>
        <text:list-item>
          <text:p text:style-name="P23">Placing Points: Sets the path as “active” to allow placing waypoints with leftclick.</text:p>
        </text:list-item>
        <text:list-item>
          <text:p text:style-name="P23">Traversable Height: Two values between 0 and 1 to configure the minimum(left) and maximum(right) height the path can traverse. Useful to avoid seas or mountains while generating the path.</text:p>
        </text:list-item>
        <text:list-item>
          <text:p text:style-name="P23">Width: Width of the path in fields. Will generate a path of width 1 first, then extend it based on traversable height settings, which can lead to choke points.</text:p>
        </text:list-item>
        <text:list-item>
          <text:p text:style-name="P23">Point list: Displays coordinates of all points and allows removal of specific waypoints.</text:p>
        </text:list-item>
      </text:list>
      <text:p text:style-name="P7"/>
      <text:p text:style-name="P4">Algorithm Settings</text:p>
      <text:p text:style-name="P9">Perlin Noise</text:p>
      <text:list xml:id="list1200800754" text:style-name="L6">
        <text:list-item>
          <text:p text:style-name="P25">Scale: Value between 3 and 300, the smaller the more zoomed-out the noise is.</text:p>
        </text:list-item>
        <text:list-item>
          <text:p text:style-name="P25">Octaves: Number of layered noise functions. The higher the more details will be generated using the lacunarity/persistence settings.</text:p>
        </text:list-item>
        <text:list-item>
          <text:p text:style-name="P25">Persistence: Increases effect of additional octaves to generate rougher details.</text:p>
        </text:list-item>
        <text:list-item>
          <text:p text:style-name="P25">Lacunarity: Adds additional details based on the number of octaves.</text:p>
        </text:list-item>
      </text:list>
      <text:p text:style-name="P7">Perlin noise settings can be interpreted as levels of generating a mountain: While one octave generates the general shape, the second generates boulders along the mountain range and the third would add smaller rocks to roughen up the surface.</text:p>
      <text:p text:style-name="P7"/>
      <text:p text:style-name="P9">Spatial Subdivision</text:p>
      <text:p text:style-name="P8">Just offers a persistence setting to control details/interpolation. Not really recommended for battle maps, but might be interesting to generate a rough outline for a campaign map.</text:p>
      <text:p text:style-name="P8"/>
      <text:p text:style-name="P10"><text:soft-page-break/></text:p>
      <text:p text:style-name="P10"/>
      <text:p text:style-name="P10">Binary Space Partitioning</text:p>
      <text:p text:style-name="P8">Aims to generate a given number of rooms on the map. Will set height values to 0 for corridors/rooms and 1 for walls. Requires disabling of Height Shading to see ground textures.</text:p>
      <text:list xml:id="list4014297575" text:style-name="L7">
        <text:list-item>
          <text:p text:style-name="P26">Room Size: Allows setting a minimum(left) and maximum(right) Size for each edge of the room.</text:p>
        </text:list-item>
        <text:list-item>
          <text:p text:style-name="P26">Max Rooms: Maximum amount of rooms to generate on the map. Does not guarantee that the amount fits on the map and based on rng less rooms can be created.</text:p>
        </text:list-item>
        <text:list-item>
          <text:p text:style-name="P26">Hallway Size: Width of the corridors between rooms.</text:p>
        </text:list-item>
        <text:list-item>
          <text:p text:style-name="P26">Randomize Hallway Size: Randomizes the hallway size between 1 and the given number in Hallway Size.</text:p>
        </text:list-item>
        <text:list-item>
          <text:p text:style-name="P26">Use diffusion-limited aggregation: Activates the DLA-Sub-algorithm and it’s corresponding settings to simulate erosion.</text:p>
          <text:list>
            <text:list-item>
              <text:p text:style-name="P26">Spawn Pos: Determines where to spawn the “walkers” used to simulate erosion, which majorly impacts the resulting pattern.</text:p>
            </text:list-item>
            <text:list-item>
              <text:p text:style-name="P34"><text:span text:style-name="T4">Neighbour Height: Height-Value between 0 and 1, used to determine </text:span><text:span text:style-name="T10">at which neighbouring tiles (0 = floor, walls erode / 1 = walls, floor erodes) to start erosion.</text:span></text:p>
            </text:list-item>
            <text:list-item>
              <text:p text:style-name="P35"><text:span text:style-name="T4">Height Change: Value between -1 and 1, used in conjunction with Neighbour height to control erosion </text:span><text:span text:style-name="T11">behaviour.</text:span><text:span text:style-name="T4"> To reduce floor tiles this needs to be set below 0. Default value is 0.</text:span></text:p>
            </text:list-item>
            <text:list-item>
              <text:p text:style-name="P27">Erosion amount: Value between 0 and 1, indicating the percentage of eligible tiles which should be changed.</text:p>
            </text:list-item>
          </text:list>
        </text:list-item>
      </text:list>
      <text:p text:style-name="P28">Recommended settings to erode a dungeon to a cave use a Neighbour height of 0, height change of 1, fully random spawn positions and a customized erosion amount based on the map. All additional DLA options are for creative use and experimentation.</text:p>
      <text:p text:style-name="P22"/>
      <text:p text:style-name="P1"/>
      <text:p text:style-name="P5">Usage Example</text:p>
      <text:list xml:id="list2307030011" text:style-name="L8">
        <text:list-item>
          <text:p text:style-name="P29">For speed of use, think for the favoured setting first and prepare a folder with all textures you might be interested in trying out</text:p>
        </text:list-item>
        <text:list-item>
          <text:p text:style-name="P29">Open the program, ensure output is set to Battle-map and Auto-Update is on. If creating a very huge map (&gt;150x150) consider swapping Auto-Update off to avoid lag on older machines.</text:p>
        </text:list-item>
        <text:list-item>
          <text:p text:style-name="P29">Set the Size of the map</text:p>
        </text:list-item>
        <text:list-item>
          <text:p text:style-name="P29">Choose your favoured algorithm</text:p>
        </text:list-item>
        <text:list-item>
          <text:p text:style-name="P29">Adjust algorithm settings until you you get an interesting map, alternate with 6. for fine-tuning</text:p>
        </text:list-item>
        <text:list-item>
          <text:p text:style-name="P29">Add Textures in the Terrain-Tab, set them active and adjust height-values until you get an interesting map. Alternate with 5. for fine-tuning.</text:p>
        </text:list-item>
        <text:list-item>
          <text:p text:style-name="P29">Add objects in the object-tab.</text:p>
        </text:list-item>
        <text:list-item>
          <text:p text:style-name="P29">Add Paths</text:p>
        </text:list-item>
        <text:list-item>
          <text:p text:style-name="P29">Export using the “Export” Butto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12-28T15:57:23.008000000</dc:date>
    <meta:editing-duration>PT1H18M33S</meta:editing-duration>
    <meta:editing-cycles>36</meta:editing-cycles>
    <meta:document-statistic meta:table-count="0" meta:image-count="0" meta:object-count="0" meta:page-count="3" meta:paragraph-count="73" meta:word-count="1448" meta:character-count="8537" meta:non-whitespace-character-count="7210"/>
  </office:meta>
</office:document-meta>
</file>